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fo:color="#c586c0"/>
    </style:style>
    <style:style style:name="T2" style:family="text">
      <style:text-properties fo:color="#ce9178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569cd6"/>
    </style:style>
    <style:style style:name="T6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?php</text:p>
      <text:p text:style-name="P1"><text:span text:style-name="T1">require</text:span> <text:span text:style-name="T2">'config.php'</text:span>;</text:p>
      <text:p text:style-name="P4"/>
      <text:p text:style-name="P3">//additional php code for this page goes here</text:p>
      <text:p text:style-name="P3">//what I added </text:p>
      <text:p text:style-name="P1"><text:span text:style-name="T3">$pdo</text:span> = <text:span text:style-name="T4">pdo_connect_mysql</text:span>();</text:p>
      <text:p text:style-name="P4"/>
      <text:p text:style-name="P3">// check to see if the form has been submitted or check if POST data is not empty</text:p>
      <text:p text:style-name="P1"><text:span text:style-name="T1">if</text:span>(!<text:span text:style-name="T4">empty</text:span>(<text:span text:style-name="T3">$_POST</text:span>)){</text:p>
      <text:p text:style-name="P3">// check to see if the data from the form is set</text:p>
      <text:p text:style-name="P1"><text:span text:style-name="T3">$name</text:span> = <text:span text:style-name="T4">isset</text:span>(<text:span text:style-name="T3">$_POST</text:span>[<text:span text:style-name="T2">'name'</text:span>]) ? <text:span text:style-name="T3">$_POST</text:span>[<text:span text:style-name="T2">'name'</text:span>] : <text:span text:style-name="T2">''</text:span>;</text:p>
      <text:p text:style-name="P1"><text:span text:style-name="T3">$email</text:span> = <text:span text:style-name="T4">isset</text:span>(<text:span text:style-name="T3">$_POST</text:span>[<text:span text:style-name="T2">'email'</text:span>]) ? <text:span text:style-name="T3">$_POST</text:span>[<text:span text:style-name="T2">'email'</text:span>] : <text:span text:style-name="T2">''</text:span>;</text:p>
      <text:p text:style-name="P1"><text:span text:style-name="T3">$phone</text:span> = <text:span text:style-name="T4">isset</text:span>(<text:span text:style-name="T3">$_POST</text:span>[<text:span text:style-name="T2">'phone'</text:span>]) ? <text:span text:style-name="T3">$_POST</text:span>[<text:span text:style-name="T2">'phone'</text:span>] : <text:span text:style-name="T2">''</text:span>;</text:p>
      <text:p text:style-name="P1"><text:span text:style-name="T3">$title</text:span> = <text:span text:style-name="T4">isset</text:span>(<text:span text:style-name="T3">$_POST</text:span>[<text:span text:style-name="T2">'title'</text:span>]) ? <text:span text:style-name="T3">$_POST</text:span>[<text:span text:style-name="T2">'title'</text:span>] : <text:span text:style-name="T2">''</text:span>;</text:p>
      <text:p text:style-name="P1"><text:span text:style-name="T3">$created</text:span> = <text:span text:style-name="T4">isset</text:span>(<text:span text:style-name="T3">$_POST</text:span>[<text:span text:style-name="T2">'created'</text:span>]) ? <text:span text:style-name="T3">$_POST</text:span>[<text:span text:style-name="T2">'created'</text:span>] : <text:span text:style-name="T4">date</text:span>(<text:span text:style-name="T2">'Y-m-d H:i:s'</text:span>);</text:p>
      <text:p text:style-name="P4"/>
      <text:p text:style-name="P3">// insert the contact record into the contacts table</text:p>
      <text:p text:style-name="P1"><text:span text:style-name="T3">$stmt</text:span> = <text:span text:style-name="T3">$pdo</text:span>-&gt;<text:span text:style-name="T4">prepare</text:span>(<text:span text:style-name="T2">"</text:span><text:span text:style-name="T5">INSERT</text:span><text:span text:style-name="T2"> </text:span><text:span text:style-name="T5">INTO</text:span><text:span text:style-name="T2"> contacts </text:span><text:span text:style-name="T5">VALUES</text:span><text:span text:style-name="T2"> (</text:span><text:span text:style-name="T5">NULL</text:span><text:span text:style-name="T2">, ?, ?, ?, ?, ?)"</text:span>);</text:p>
      <text:p text:style-name="P1"><text:span text:style-name="T3">$stmt</text:span>-&gt;<text:span text:style-name="T4">execute</text:span>([<text:span text:style-name="T3">$name</text:span>, <text:span text:style-name="T3">$email</text:span>, <text:span text:style-name="T3">$phone</text:span>, <text:span text:style-name="T3">$title</text:span>, <text:span text:style-name="T3">$created</text:span>]); </text:p>
      <text:p text:style-name="P4"/>
      <text:p text:style-name="P1"><text:span text:style-name="T4">header</text:span>(<text:span text:style-name="T2">'Location: contacts.php'</text:span>);</text:p>
      <text:p text:style-name="P4"/>
      <text:p text:style-name="P1">}</text:p>
      <text:p text:style-name="P4"/>
      <text:p text:style-name="P3">//end of my code </text:p>
      <text:p text:style-name="P4"/>
      <text:p text:style-name="P1"><text:span text:style-name="T5">?&gt;</text:span></text:p>
      <text:p text:style-name="P4"/>
      <text:p text:style-name="P1"><text:span text:style-name="T5">&lt;?=</text:span> <text:span text:style-name="T4">template_header</text:span>(<text:span text:style-name="T2">'Page Title'</text:span>) <text:span text:style-name="T5">?&gt;</text:span></text:p>
      <text:p text:style-name="P1"><text:span text:style-name="T5">&lt;?=</text:span> <text:span text:style-name="T4">template_nav</text:span>(<text:span text:style-name="T2">'Site Title'</text:span>) <text:span text:style-name="T5">?&gt;</text:span></text:p>
      <text:p text:style-name="P4"/>
      <text:p text:style-name="P3">&lt;!-- START PAGE CONTENT --&gt;</text:p>
      <text:p text:style-name="P1"><text:span text:style-name="T6">&lt;</text:span><text:span text:style-name="T5">h1</text:span> <text:span text:style-name="T3">class</text:span>=<text:span text:style-name="T2">"title"</text:span><text:span text:style-name="T6">&gt;</text:span>Page Heading<text:span text:style-name="T6">&lt;/</text:span><text:span text:style-name="T5">h1</text:span><text:span text:style-name="T6">&gt;</text:span></text:p>
      <text:p text:style-name="P4"/>
      <text:p text:style-name="P1"><text:span text:style-name="T6">&lt;</text:span><text:span text:style-name="T5">form</text:span> <text:span text:style-name="T3">action</text:span>=<text:span text:style-name="T2">""</text:span> <text:span text:style-name="T3">method</text:span>=<text:span text:style-name="T2">"post"</text:span><text:span text:style-name="T6">&gt;</text:span></text:p>
      <text:p text:style-name="P1"><text:span text:style-name="T6">&lt;</text:span><text:span text:style-name="T5">form</text:span> <text:span text:style-name="T3">action</text:span>=<text:span text:style-name="T2">""</text:span> <text:span text:style-name="T3">method</text:span>=<text:span text:style-name="T2">"post"</text:span><text:span text:style-name="T6">&gt;</text:span></text:p>
      <text:p text:style-name="P1"><text:span text:style-name="T6">&lt;</text:span><text:span text:style-name="T5">div</text:span> <text:span text:style-name="T3">class</text:span>=<text:span text:style-name="T2">"field"</text:span><text:span text:style-name="T6">&gt;</text:span></text:p>
      <text:p text:style-name="P1"><text:span text:style-name="T6">&lt;</text:span><text:span text:style-name="T5">label</text:span> <text:span text:style-name="T3">class</text:span>=<text:span text:style-name="T2">"label"</text:span><text:span text:style-name="T6">&gt;</text:span>Name<text:span text:style-name="T6">&lt;/</text:span><text:span text:style-name="T5">label</text:span><text:span text:style-name="T6">&gt;</text:span></text:p>
      <text:p text:style-name="P1"><text:span text:style-name="T6">&lt;</text:span><text:span text:style-name="T5">div</text:span> <text:span text:style-name="T3">class</text:span>=<text:span text:style-name="T2">"control has-icons-left"</text:span><text:span text:style-name="T6">&gt;</text:span></text:p>
      <text:p text:style-name="P1"><text:span text:style-name="T6">&lt;</text:span><text:span text:style-name="T5">input</text:span> <text:span text:style-name="T3">class</text:span>=<text:span text:style-name="T2">"input"</text:span> <text:span text:style-name="T3">type</text:span>=<text:span text:style-name="T2">"text"</text:span> <text:span text:style-name="T3">name</text:span>=<text:span text:style-name="T2">"name"</text:span> <text:span text:style-name="T3">placeholder</text:span>=<text:span text:style-name="T2">"Bob Smith"</text:span> <text:span text:style-name="T3">require</text:span><text:span text:style-name="T6">&gt;</text:span></text:p>
      <text:p text:style-name="P1"><text:span text:style-name="T6">&lt;</text:span><text:span text:style-name="T5">span</text:span> <text:span text:style-name="T3">class</text:span>=<text:span text:style-name="T2">"icon is-left"</text:span><text:span text:style-name="T6">&gt;</text:span></text:p>
      <text:p text:style-name="P1"><text:span text:style-name="T6">&lt;</text:span><text:span text:style-name="T5">i</text:span> <text:span text:style-name="T3">class</text:span>=<text:span text:style-name="T2">"fas fa-user"</text:span><text:span text:style-name="T6">&gt;&lt;/</text:span><text:span text:style-name="T5">i</text:span><text:span text:style-name="T6">&gt;</text:span></text:p>
      <text:p text:style-name="P1"><text:span text:style-name="T6">&lt;/</text:span><text:span text:style-name="T5">span</text:span><text:span text:style-name="T6">&gt;</text:span></text:p>
      <text:p text:style-name="P1"><text:span text:style-name="T6">&lt;/</text:span><text:span text:style-name="T5">div</text:span><text:span text:style-name="T6">&gt;</text:span> </text:p>
      <text:p text:style-name="P1"><text:span text:style-name="T6">&lt;/</text:span><text:span text:style-name="T5">div</text:span><text:span text:style-name="T6">&gt;</text:span></text:p>
      <text:p text:style-name="P1"><text:span text:style-name="T6">&lt;</text:span><text:span text:style-name="T5">div</text:span> <text:span text:style-name="T3">class</text:span>=<text:span text:style-name="T2">"field"</text:span><text:span text:style-name="T6">&gt;</text:span></text:p>
      <text:p text:style-name="P1"><text:span text:style-name="T6">&lt;</text:span><text:span text:style-name="T5">label</text:span> <text:span text:style-name="T3">class</text:span>=<text:span text:style-name="T2">"label"</text:span><text:span text:style-name="T6">&gt;</text:span>Email<text:span text:style-name="T6">&lt;/</text:span><text:span text:style-name="T5">label</text:span><text:span text:style-name="T6">&gt;</text:span></text:p>
      <text:p text:style-name="P1"><text:soft-page-break/><text:span text:style-name="T6">&lt;</text:span><text:span text:style-name="T5">div</text:span> <text:span text:style-name="T3">class</text:span>=<text:span text:style-name="T2">"control has-icons-left"</text:span><text:span text:style-name="T6">&gt;</text:span></text:p>
      <text:p text:style-name="P1"><text:span text:style-name="T6">&lt;</text:span><text:span text:style-name="T5">input</text:span> <text:span text:style-name="T3">class</text:span>=<text:span text:style-name="T2">"input"</text:span> <text:span text:style-name="T3">type</text:span>=<text:span text:style-name="T2">"email"</text:span> <text:span text:style-name="T3">name</text:span>=<text:span text:style-name="T2">"email"</text:span> <text:span text:style-name="T3">placeholder</text:span>=<text:span text:style-name="T2">"bsmith@gmail.com"</text:span> <text:span text:style-name="T3">require</text:span><text:span text:style-name="T6">&gt;</text:span></text:p>
      <text:p text:style-name="P1"><text:span text:style-name="T6">&lt;</text:span><text:span text:style-name="T5">span</text:span> <text:span text:style-name="T3">class</text:span>=<text:span text:style-name="T2">"icon is-left"</text:span><text:span text:style-name="T6">&gt;</text:span></text:p>
      <text:p text:style-name="P1"><text:span text:style-name="T6">&lt;</text:span><text:span text:style-name="T5">i</text:span> <text:span text:style-name="T3">class</text:span>=<text:span text:style-name="T2">"fas fa-at"</text:span><text:span text:style-name="T6">&gt;&lt;/</text:span><text:span text:style-name="T5">i</text:span><text:span text:style-name="T6">&gt;</text:span></text:p>
      <text:p text:style-name="P1"><text:span text:style-name="T6">&lt;/</text:span><text:span text:style-name="T5">span</text:span><text:span text:style-name="T6">&gt;</text:span></text:p>
      <text:p text:style-name="P1"><text:span text:style-name="T6">&lt;/</text:span><text:span text:style-name="T5">div</text:span><text:span text:style-name="T6">&gt;</text:span> </text:p>
      <text:p text:style-name="P1"><text:span text:style-name="T6">&lt;/</text:span><text:span text:style-name="T5">div</text:span><text:span text:style-name="T6">&gt;</text:span> </text:p>
      <text:p text:style-name="P1"><text:span text:style-name="T6">&lt;</text:span><text:span text:style-name="T5">div</text:span> <text:span text:style-name="T3">class</text:span>=<text:span text:style-name="T2">"field"</text:span><text:span text:style-name="T6">&gt;</text:span></text:p>
      <text:p text:style-name="P1"><text:span text:style-name="T6">&lt;</text:span><text:span text:style-name="T5">label</text:span> <text:span text:style-name="T3">class</text:span>=<text:span text:style-name="T2">"label"</text:span><text:span text:style-name="T6">&gt;</text:span>Phone<text:span text:style-name="T6">&lt;/</text:span><text:span text:style-name="T5">label</text:span><text:span text:style-name="T6">&gt;</text:span></text:p>
      <text:p text:style-name="P1"><text:span text:style-name="T6">&lt;</text:span><text:span text:style-name="T5">div</text:span> <text:span text:style-name="T3">class</text:span>=<text:span text:style-name="T2">"control has-icons-left"</text:span><text:span text:style-name="T6">&gt;</text:span></text:p>
      <text:p text:style-name="P1"><text:span text:style-name="T6">&lt;</text:span><text:span text:style-name="T5">input</text:span> <text:span text:style-name="T3">class</text:span>=<text:span text:style-name="T2">"input"</text:span> <text:span text:style-name="T3">type</text:span>=<text:span text:style-name="T2">"phone"</text:span> <text:span text:style-name="T3">name</text:span>=<text:span text:style-name="T2">"phone"</text:span> <text:span text:style-name="T3">placeholder</text:span>=<text:span text:style-name="T2">"222-555-1212"</text:span> <text:span text:style-name="T3">require</text:span><text:span text:style-name="T6">&gt;</text:span></text:p>
      <text:p text:style-name="P1"><text:span text:style-name="T6">&lt;</text:span><text:span text:style-name="T5">span</text:span> <text:span text:style-name="T3">class</text:span>=<text:span text:style-name="T2">"icon is-left"</text:span><text:span text:style-name="T6">&gt;</text:span></text:p>
      <text:p text:style-name="P1"><text:span text:style-name="T6">&lt;</text:span><text:span text:style-name="T5">i</text:span> <text:span text:style-name="T3">class</text:span>=<text:span text:style-name="T2">"fas fa-phone"</text:span><text:span text:style-name="T6">&gt;&lt;/</text:span><text:span text:style-name="T5">i</text:span><text:span text:style-name="T6">&gt;</text:span></text:p>
      <text:p text:style-name="P1"><text:span text:style-name="T6">&lt;/</text:span><text:span text:style-name="T5">span</text:span><text:span text:style-name="T6">&gt;</text:span></text:p>
      <text:p text:style-name="P1"><text:span text:style-name="T6">&lt;/</text:span><text:span text:style-name="T5">div</text:span><text:span text:style-name="T6">&gt;</text:span> </text:p>
      <text:p text:style-name="P1"><text:span text:style-name="T6">&lt;/</text:span><text:span text:style-name="T5">div</text:span><text:span text:style-name="T6">&gt;</text:span> </text:p>
      <text:p text:style-name="P1"><text:span text:style-name="T6">&lt;</text:span><text:span text:style-name="T5">div</text:span> <text:span text:style-name="T3">class</text:span>=<text:span text:style-name="T2">"field"</text:span><text:span text:style-name="T6">&gt;</text:span></text:p>
      <text:p text:style-name="P1"><text:span text:style-name="T6">&lt;</text:span><text:span text:style-name="T5">label</text:span> <text:span text:style-name="T3">class</text:span>=<text:span text:style-name="T2">"label"</text:span><text:span text:style-name="T6">&gt;</text:span>Title<text:span text:style-name="T6">&lt;/</text:span><text:span text:style-name="T5">label</text:span><text:span text:style-name="T6">&gt;</text:span></text:p>
      <text:p text:style-name="P1"><text:span text:style-name="T6">&lt;</text:span><text:span text:style-name="T5">div</text:span> <text:span text:style-name="T3">class</text:span>=<text:span text:style-name="T2">"control has-icons-left"</text:span><text:span text:style-name="T6">&gt;</text:span></text:p>
      <text:p text:style-name="P1"><text:span text:style-name="T6">&lt;</text:span><text:span text:style-name="T5">input</text:span> <text:span text:style-name="T3">class</text:span>=<text:span text:style-name="T2">"input"</text:span> <text:span text:style-name="T3">type</text:span>=<text:span text:style-name="T2">"text"</text:span> <text:span text:style-name="T3">name</text:span>=<text:span text:style-name="T2">"title"</text:span> <text:span text:style-name="T3">placeholder</text:span>=<text:span text:style-name="T2">"Ninja"</text:span> <text:span text:style-name="T3">require</text:span><text:span text:style-name="T6">&gt;</text:span></text:p>
      <text:p text:style-name="P1"><text:span text:style-name="T6">&lt;</text:span><text:span text:style-name="T5">span</text:span> <text:span text:style-name="T3">class</text:span>=<text:span text:style-name="T2">"icon is-left"</text:span><text:span text:style-name="T6">&gt;</text:span></text:p>
      <text:p text:style-name="P1"><text:span text:style-name="T6">&lt;</text:span><text:span text:style-name="T5">i</text:span> <text:span text:style-name="T3">class</text:span>=<text:span text:style-name="T2">"fas fa-user-ninja"</text:span><text:span text:style-name="T6">&gt;&lt;/</text:span><text:span text:style-name="T5">i</text:span><text:span text:style-name="T6">&gt;</text:span></text:p>
      <text:p text:style-name="P1"><text:span text:style-name="T6">&lt;/</text:span><text:span text:style-name="T5">span</text:span><text:span text:style-name="T6">&gt;</text:span></text:p>
      <text:p text:style-name="P1"><text:span text:style-name="T6">&lt;/</text:span><text:span text:style-name="T5">div</text:span><text:span text:style-name="T6">&gt;</text:span> </text:p>
      <text:p text:style-name="P1"><text:span text:style-name="T6">&lt;/</text:span><text:span text:style-name="T5">div</text:span><text:span text:style-name="T6">&gt;</text:span> </text:p>
      <text:p text:style-name="P1"><text:span text:style-name="T6">&lt;</text:span><text:span text:style-name="T5">div</text:span> <text:span text:style-name="T3">class</text:span>=<text:span text:style-name="T2">"field"</text:span><text:span text:style-name="T6">&gt;</text:span></text:p>
      <text:p text:style-name="P1"><text:span text:style-name="T6">&lt;</text:span><text:span text:style-name="T5">p</text:span> <text:span text:style-name="T3">class</text:span>=<text:span text:style-name="T2">"control"</text:span><text:span text:style-name="T6">&gt;</text:span></text:p>
      <text:p text:style-name="P1"><text:span text:style-name="T6">&lt;</text:span><text:span text:style-name="T5">button</text:span> <text:span text:style-name="T3">class</text:span>=<text:span text:style-name="T2">"button is-success"</text:span><text:span text:style-name="T6">&gt;</text:span></text:p>
      <text:p text:style-name="P1">Update</text:p>
      <text:p text:style-name="P1"><text:span text:style-name="T6">&lt;/</text:span><text:span text:style-name="T5">button</text:span><text:span text:style-name="T6">&gt;</text:span></text:p>
      <text:p text:style-name="P1"><text:span text:style-name="T6">&lt;/</text:span><text:span text:style-name="T5">p</text:span><text:span text:style-name="T6">&gt;</text:span></text:p>
      <text:p text:style-name="P1"><text:span text:style-name="T6">&lt;/</text:span><text:span text:style-name="T5">div</text:span><text:span text:style-name="T6">&gt;</text:span></text:p>
      <text:p text:style-name="P1"><text:span text:style-name="T6">&lt;/</text:span><text:span text:style-name="T5">from</text:span><text:span text:style-name="T6">&gt;</text:span></text:p>
      <text:p text:style-name="P4"/>
      <text:p text:style-name="P3">&lt;!-- END PAGE CONTENT --&gt;</text:p>
      <text:p text:style-name="P4"/>
      <text:p text:style-name="P1"><text:span text:style-name="T5">&lt;?=</text:span> <text:span text:style-name="T4">template_footer</text:span>() <text:span text:style-name="T5">?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2:14:45.197480747</meta:creation-date>
    <dc:date>2022-03-19T12:15:21.544809130</dc:date>
    <meta:editing-duration>PT36S</meta:editing-duration>
    <meta:editing-cycles>1</meta:editing-cycles>
    <meta:document-statistic meta:table-count="0" meta:image-count="0" meta:object-count="0" meta:page-count="2" meta:paragraph-count="72" meta:word-count="251" meta:character-count="2117" meta:non-whitespace-character-count="1930"/>
    <meta:generator>LibreOffice/6.4.7.2$Linux_X86_64 LibreOffice_project/40$Build-2</meta:generator>
  </office:meta>
</office:document-meta>
</file>